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e0df6" officeooo:paragraph-rsid="0002bcb0"/>
    </style:style>
    <style:style style:name="P2" style:family="paragraph" style:parent-style-name="Standard">
      <style:text-properties fo:language="en" fo:country="GB" officeooo:rsid="000c9b04" officeooo:paragraph-rsid="0002b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per 2(Arxiv)</text:p>
      <text:p text:style-name="P2">An Exact Algorithm for Side-Chain Placement in Protein Design</text:p>
      <text:p text:style-name="P2"/>
      <text:p text:style-name="P1">This paper deals with an algorithm that predicts the placement of the functional sidechain of a protein and involved amino acids. It can be applied on larger and smaller aminoacid sequenc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0:59:16.745513822</meta:creation-date>
    <dc:date>2017-10-29T20:59:45.571575041</dc:date>
    <meta:editing-duration>PT28S</meta:editing-duration>
    <meta:editing-cycles>1</meta:editing-cycles>
    <meta:document-statistic meta:table-count="0" meta:image-count="0" meta:object-count="0" meta:page-count="1" meta:paragraph-count="3" meta:word-count="42" meta:character-count="265" meta:non-whitespace-character-count="226"/>
    <meta:generator>LibreOffice/5.1.6.2$Linux_X86_64 LibreOffice_project/10m0$Build-2</meta:generator>
  </office:meta>
</office:document-meta>
</file>